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manifest.rdf" manifest:media-type="application/rdf+xml"/>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settings.xml" manifest:media-type="text/xml"/>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Thumbnails/thumbnail.png" manifest:media-type="image/png"/>
  <manifest:file-entry manifest:full-path="Object 7/content.xml" manifest:media-type="text/xml"/>
  <manifest:file-entry manifest:full-path="Object 7/settings.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layout-cache" manifest:media-type="application/binary"/>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styles.xml" manifest:media-type="text/xml"/>
  <manifest:file-entry manifest:full-path="meta.xml" manifest:media-type="text/xml"/>
  <manifest:file-entry manifest:full-path="Object 12/content.xml" manifest:media-type="text/xml"/>
  <manifest:file-entry manifest:full-path="Object 12/settings.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content.xml" manifest:media-type="text/xml"/>
  <manifest:file-entry manifest:full-path="Object 11/content.xml" manifest:media-type="text/xml"/>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language="en" fo:country="US" officeooo:paragraph-rsid="0015220d"/>
    </style:style>
    <style:style style:name="P2" style:family="paragraph" style:parent-style-name="Text_20_body">
      <style:paragraph-properties fo:text-align="justify" style:justify-single-word="false"/>
      <style:text-properties fo:language="en" fo:country="US" officeooo:paragraph-rsid="0016b313"/>
    </style:style>
    <style:style style:name="P3" style:family="paragraph" style:parent-style-name="Text_20_body">
      <style:paragraph-properties fo:text-align="justify" style:justify-single-word="false"/>
      <style:text-properties fo:language="en" fo:country="US" officeooo:paragraph-rsid="0015827c"/>
    </style:style>
    <style:style style:name="P4" style:family="paragraph" style:parent-style-name="Text_20_body">
      <style:paragraph-properties fo:text-align="justify" style:justify-single-word="false"/>
      <style:text-properties fo:language="en" fo:country="US" officeooo:rsid="0015220d" officeooo:paragraph-rsid="0015827c"/>
    </style:style>
    <style:style style:name="P5" style:family="paragraph" style:parent-style-name="Text_20_body">
      <style:paragraph-properties fo:text-align="justify" style:justify-single-word="false"/>
      <style:text-properties fo:language="en" fo:country="US" officeooo:rsid="0015827c" officeooo:paragraph-rsid="0016b313"/>
    </style:style>
    <style:style style:name="P6" style:family="paragraph" style:parent-style-name="Text_20_body">
      <style:paragraph-properties fo:text-align="justify" style:justify-single-word="false"/>
      <style:text-properties fo:language="en" fo:country="US" officeooo:rsid="0015827c" officeooo:paragraph-rsid="0015827c"/>
    </style:style>
    <style:style style:name="P7" style:family="paragraph" style:parent-style-name="Text_20_body">
      <style:paragraph-properties fo:text-align="justify" style:justify-single-word="false"/>
      <style:text-properties fo:language="en" fo:country="US" officeooo:rsid="0016b313" officeooo:paragraph-rsid="0016b313"/>
    </style:style>
    <style:style style:name="P8" style:family="paragraph" style:parent-style-name="Text_20_body">
      <style:paragraph-properties fo:text-align="justify" style:justify-single-word="false"/>
      <style:text-properties fo:language="en" fo:country="US" officeooo:rsid="001a348e" officeooo:paragraph-rsid="001a348e"/>
    </style:style>
    <style:style style:name="P9" style:family="paragraph" style:parent-style-name="Heading_20_1">
      <style:paragraph-properties fo:text-align="justify" style:justify-single-word="false"/>
      <style:text-properties style:font-name="Liberation Sans" fo:font-size="18.2000007629395pt" fo:language="en" fo:country="US" fo:font-weight="bold" officeooo:rsid="0015220d" officeooo:paragraph-rsid="001d6b7f" style:font-name-asian="Noto Sans CJK SC" style:font-size-asian="18.2000007629395pt" style:font-weight-asian="bold" style:font-name-complex="FreeSans" style:font-size-complex="18.2000007629395pt" style:font-weight-complex="bold"/>
    </style:style>
    <style:style style:name="P10" style:family="paragraph" style:parent-style-name="Heading_20_2">
      <style:paragraph-properties fo:text-align="justify" style:justify-single-word="false"/>
      <style:text-properties fo:language="en" fo:country="US" officeooo:paragraph-rsid="0015220d"/>
    </style:style>
    <style:style style:name="P11" style:family="paragraph" style:parent-style-name="Heading_20_2">
      <style:paragraph-properties fo:text-align="justify" style:justify-single-word="false"/>
      <style:text-properties fo:language="en" fo:country="US" officeooo:paragraph-rsid="0015827c"/>
    </style:style>
    <style:style style:name="P12" style:family="paragraph" style:parent-style-name="Heading_20_2">
      <style:paragraph-properties fo:text-align="justify" style:justify-single-word="false"/>
      <style:text-properties fo:language="en" fo:country="US" officeooo:rsid="0015827c" officeooo:paragraph-rsid="0015827c"/>
    </style:style>
    <style:style style:name="P13" style:family="paragraph" style:parent-style-name="Quotations">
      <style:text-properties fo:language="en" fo:country="US"/>
    </style:style>
    <style:style style:name="T1" style:family="text">
      <style:text-properties officeooo:rsid="0015220d"/>
    </style:style>
    <style:style style:name="T2" style:family="text">
      <style:text-properties fo:font-style="italic" officeooo:rsid="0015220d" style:font-style-asian="italic" style:font-style-complex="italic"/>
    </style:style>
    <style:style style:name="T3" style:family="text">
      <style:text-properties fo:font-style="italic" officeooo:rsid="001ee419"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5827c" style:font-style-asian="normal" style:font-style-complex="normal"/>
    </style:style>
    <style:style style:name="T6" style:family="text">
      <style:text-properties fo:font-style="normal" officeooo:rsid="0015220d" style:font-style-asian="normal" style:font-style-complex="normal"/>
    </style:style>
    <style:style style:name="T7" style:family="text">
      <style:text-properties fo:font-style="normal" officeooo:rsid="0016b313" style:font-style-asian="normal" style:font-style-complex="normal"/>
    </style:style>
    <style:style style:name="T8" style:family="text">
      <style:text-properties fo:font-style="normal" officeooo:rsid="001d6b7f" style:font-style-asian="normal" style:font-style-complex="normal"/>
    </style:style>
    <style:style style:name="T9" style:family="text">
      <style:text-properties fo:font-style="normal" officeooo:rsid="001ee419" style:font-style-asian="normal" style:font-style-complex="normal"/>
    </style:style>
    <style:style style:name="T10" style:family="text">
      <style:text-properties style:font-name="Liberation Sans" fo:font-size="16.1000003814697pt" fo:font-weight="bold" officeooo:rsid="001ee419" style:font-name-asian="Noto Sans CJK SC" style:font-size-asian="16.1000003814697pt" style:font-weight-asian="bold" style:font-name-complex="FreeSans" style:font-size-complex="16.1000003814697pt" style:font-weight-complex="bold"/>
    </style:style>
    <style:style style:name="T11" style:family="text">
      <style:text-properties style:font-name="Liberation Sans" fo:font-size="16.1000003814697pt" fo:font-weight="bold" officeooo:rsid="0015827c" style:font-name-asian="Noto Sans CJK SC" style:font-size-asian="16.1000003814697pt" style:font-weight-asian="bold" style:font-name-complex="FreeSans" style:font-size-complex="16.1000003814697pt" style:font-weight-complex="bold"/>
    </style:style>
    <style:style style:name="T12" style:family="text">
      <style:text-properties officeooo:rsid="001d6b7f"/>
    </style:style>
    <style:style style:name="T13" style:family="text">
      <style:text-properties officeooo:rsid="001ee419"/>
    </style:style>
    <style:style style:name="T14" style:family="text">
      <style:text-properties officeooo:rsid="001f69cd"/>
    </style:style>
    <style:style style:name="T15" style:family="text">
      <style:text-properties fo:language="en" fo:country="US"/>
    </style:style>
    <style:style style:name="T16" style:family="text">
      <style:text-properties fo:language="en" fo:country="US" officeooo:rsid="001d6b7f"/>
    </style:style>
    <style:style style:name="T17" style:family="text">
      <style:text-properties fo:language="de" fo:country="DE"/>
    </style:style>
    <style:style style:name="fr1" style:family="graphic" style:parent-style-name="Formula">
      <style:graphic-properties style:vertical-pos="middle" style:vertical-rel="text"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 text:outline-level="1">Fermat‘ s last theorem</text:h>
      <text:p text:style-name="P1"><text:span text:style-name="T1">Pierre de Fermat was a french mathematician jurist. His most famous and long time unproved theorem says that the diophantine equation with does not have solutions for natural numbers.</text:span></text:p>
      <text:p text:style-name="P1"><text:span text:style-name="T12">On the margin of his issue of the </text:span><text:span text:style-name="T2">Arithmetika</text:span><text:span text:style-name="T6"> o</text:span><text:span text:style-name="T8">f</text:span><text:span text:style-name="T6"> Diophant F</text:span><text:span text:style-name="T5">ermat </text:span><text:span text:style-name="T8">scribbled the note</text:span><text:span text:style-name="T6">:</text:span></text:p>
      <text:p text:style-name="P13">“Cubum autem in duos cubos, aut quadratoquadratum in duos quadratoquadratos, et generaliter nullam in infinitum ultra quadratum potestatem in duas ejusdem nominis fas est dividere: cujus rei demonstrationem mirabilem sane detexi. Hanc marginis exiguitas non caperet.” </text:p>
      <text:p text:style-name="P13">„<text:span text:style-name="T12">It is impossible to divide a cube into two cubes, or a fourth power into two fourth powers, or in general any power greater than 2 into two powers of that same exponent: I have a truly simple prrof for this yet the margin here is too small to make it fit</text:span>.“ </text:p>
      <text:p text:style-name="P1"><text:span text:style-name="T8">How may this proof have looked like</text:span><text:span text:style-name="T6">? </text:span><text:span text:style-name="T8">Perhaps </text:span><text:span text:style-name="T6">Fermat </text:span><text:span text:style-name="T8">thought about or meant </text:span><text:span text:style-name="T6">s</text:span><text:span text:style-name="T8">omething like the following</text:span><text:span text:style-name="T6">, geo</text:span><text:span text:style-name="T8">metric </text:span><text:span text:style-name="T6">a</text:span><text:span text:style-name="T8">pproach to the problem</text:span><text:span text:style-name="T6">…</text:span></text:p>
      <text:h text:style-name="P10" text:outline-level="2"><text:span text:style-name="T13">Cubes are (also) </text:span><text:span text:style-name="T10">hexagonal pyramids</text:span></text:h>
      <text:p text:style-name="P1"><text:span text:style-name="T13">Every cube with a volume of a natural (integer) num number can be imagined as a hexagonal pyramid. Every layer of elements of such a pyramid, starting with 1 element at the top, is equal to the difference of the elements to the next natural number‘s third power.</text:span></text:p>
      <text:p text:style-name="P4"><text:span text:style-name="T13">The</text:span> <text:span text:style-name="T13">p</text:span>yramid f<text:span text:style-name="T13">o</text:span>r <draw:frame draw:style-name="fr1" draw:name="Objekt4" text:anchor-type="as-char" svg:width="1.118cm" svg:height="0.527cm" draw:z-index="0"><draw:object xlink:href="./Object 4" xlink:type="simple" xlink:show="embed" xlink:actuate="onLoad"/><draw:image xlink:href="./ObjectReplacements/Object 4" xlink:type="simple" xlink:show="embed" xlink:actuate="onLoad"/></draw:frame><text:span text:style-name="T13">thus consists of two layers with</text:span><draw:frame draw:style-name="fr1" draw:name="Objekt6" text:anchor-type="as-char" svg:width="0.923cm" svg:height="0.467cm" draw:z-index="9"><draw:object xlink:href="./Object 6" xlink:type="simple" xlink:show="embed" xlink:actuate="onLoad"/><draw:image xlink:href="./ObjectReplacements/Object 6" xlink:type="simple" xlink:show="embed" xlink:actuate="onLoad"/></draw:frame><text:span text:style-name="T13">e</text:span>lement<text:span text:style-name="T13">s</text:span>, <text:span text:style-name="T13">the pyramid for</text:span><draw:frame draw:style-name="fr1" draw:name="Objekt5" text:anchor-type="as-char" svg:width="1.335cm" svg:height="0.527cm" draw:z-index="1"><draw:object xlink:href="./Object 5" xlink:type="simple" xlink:show="embed" xlink:actuate="onLoad"/><draw:image xlink:href="./ObjectReplacements/Object 5" xlink:type="simple" xlink:show="embed" xlink:actuate="onLoad"/><svg:desc>Formel</svg:desc></draw:frame><text:span text:style-name="T13">has</text:span><draw:frame draw:style-name="fr1" draw:name="Objekt7" text:anchor-type="as-char" svg:width="1.639cm" svg:height="0.467cm" draw:z-index="2"><draw:object xlink:href="./Object 7" xlink:type="simple" xlink:show="embed" xlink:actuate="onLoad"/><draw:image xlink:href="./ObjectReplacements/Object 7" xlink:type="simple" xlink:show="embed" xlink:actuate="onLoad"/><svg:desc>Formel</svg:desc></draw:frame><text:span text:style-name="T13">elements</text:span>, <text:span text:style-name="T13">the one for</text:span><draw:frame draw:style-name="fr1" draw:name="Objekt8" text:anchor-type="as-char" svg:width="1.365cm" svg:height="0.527cm" draw:z-index="3"><draw:object xlink:href="./Object 8" xlink:type="simple" xlink:show="embed" xlink:actuate="onLoad"/><draw:image xlink:href="./ObjectReplacements/Object 8" xlink:type="simple" xlink:show="embed" xlink:actuate="onLoad"/><svg:desc>Formel</svg:desc></draw:frame><text:span text:style-name="T13">ha</text:span>s<draw:frame draw:style-name="fr1" draw:name="Objekt9" text:anchor-type="as-char" svg:width="2.362cm" svg:height="0.467cm" draw:z-index="4"><draw:object xlink:href="./Object 9" xlink:type="simple" xlink:show="embed" xlink:actuate="onLoad"/><draw:image xlink:href="./ObjectReplacements/Object 9" xlink:type="simple" xlink:show="embed" xlink:actuate="onLoad"/><svg:desc>Formel</svg:desc></draw:frame><text:span text:style-name="T13">elements</text:span>, <text:span text:style-name="T13">etc.</text:span></text:p>
      <text:p text:style-name="P5"><text:span text:style-name="T13">Obviously in every layer there are multiples of 6 elements arranged around a central element</text:span>:<draw:frame draw:style-name="fr1" draw:name="Objekt14" text:anchor-type="as-char" svg:width="2.066cm" svg:height="0.467cm" draw:z-index="10"><draw:object xlink:href="./Object 14" xlink:type="simple" xlink:show="embed" xlink:actuate="onLoad"/><draw:image xlink:href="./ObjectReplacements/Object 14" xlink:type="simple" xlink:show="embed" xlink:actuate="onLoad"/><svg:desc>Formel</svg:desc></draw:frame>, <draw:frame draw:style-name="fr1" draw:name="Objekt10" text:anchor-type="as-char" svg:width="2.064cm" svg:height="0.467cm" draw:z-index="5"><draw:object xlink:href="./Object 10" xlink:type="simple" xlink:show="embed" xlink:actuate="onLoad"/><draw:image xlink:href="./ObjectReplacements/Object 10" xlink:type="simple" xlink:show="embed" xlink:actuate="onLoad"/></draw:frame>, <draw:frame draw:style-name="fr1" draw:name="Objekt11" text:anchor-type="as-char" svg:width="2.277cm" svg:height="0.467cm" draw:z-index="6"><draw:object xlink:href="./Object 11" xlink:type="simple" xlink:show="embed" xlink:actuate="onLoad"/><draw:image xlink:href="./ObjectReplacements/Object 11" xlink:type="simple" xlink:show="embed" xlink:actuate="onLoad"/><svg:desc>Formel</svg:desc></draw:frame>, <draw:frame draw:style-name="fr1" draw:name="Objekt12" text:anchor-type="as-char" svg:width="2.288cm" svg:height="0.467cm" draw:z-index="7"><draw:object xlink:href="./Object 12" xlink:type="simple" xlink:show="embed" xlink:actuate="onLoad"/><draw:image xlink:href="./ObjectReplacements/Object 12" xlink:type="simple" xlink:show="embed" xlink:actuate="onLoad"/><svg:desc>Formel</svg:desc></draw:frame>, <text:span text:style-name="T13">etc</text:span>.</text:p>
      <text:p text:style-name="P2"><text:span text:style-name="T13">The sequence of naturl numbers</text:span><text:span text:style-name="T13"><draw:frame draw:style-name="fr1" draw:name="Objekt15" text:anchor-type="as-char" svg:width="2.662cm" svg:height="0.467cm" draw:z-index="11"><draw:object xlink:href="./Object 15" xlink:type="simple" xlink:show="embed" xlink:actuate="onLoad"/><draw:image xlink:href="./ObjectReplacements/Object 15" xlink:type="simple" xlink:show="embed" xlink:actuate="onLoad"/></draw:frame></text:span><text:span text:style-name="T13">is also known as the </text:span><text:span text:style-name="T3">Hex numbers</text:span><text:span text:style-name="T13"> or </text:span><text:span text:style-name="T3">Hexagonal centered numbers</text:span><text:span text:style-name="T7">.</text:span></text:p>
      <text:h text:style-name="P12" text:outline-level="2">Addition <text:span text:style-name="T13">of two hexagonal pyramids</text:span></text:h>
      <text:p text:style-name="P3"><text:span text:style-name="T13">The addition of two such pyramids, consisting of imagined elements of unit volume, can be understood as </text:span><text:span text:style-name="T3">imposing</text:span><text:span text:style-name="T13"> the bigger above the smaller (or equally big) pyramid. In the addition of a bigger pyramid to the smallest cube‘s pyramid 1, the result is a pyramid with a single element on the top of the uppermost layer. The addition of the next greater cube‘s (8) pyramid leads to the bigger pyramid </text:span><text:span text:style-name="T3">wearing a cap</text:span><text:span text:style-name="T13"> </text:span><text:span text:style-name="T7">– </text:span><text:span text:style-name="T9">perhaps the game trap</text:span><text:span text:style-name="T3">-the-cap</text:span><text:span text:style-name="T9"> helps imagining that</text:span><text:span text:style-name="T5">. </text:span><text:span text:style-name="T9">This </text:span><text:span text:style-name="T3">Cap</text:span><text:span text:style-name="T9"> can never reach down to the bottom layer of the bigger pyramid, because we add the smaller (or equally big) pyramid </text:span><text:span text:style-name="T3">below</text:span><text:span text:style-name="T9"> the bigger one</text:span><text:span text:style-name="T5">.</text:span></text:p>
      <text:p text:style-name="P6"><text:span text:style-name="T9">Since every cube‘s number of elements is equivalent to a complete hexagonal pyramid, and the sum of two of them can never be a complete hexagonal pyramid again, there is as a consequence no cube which is the sum of two cubes</text:span><text:span text:style-name="T4">.</text:span></text:p>
      <text:h text:style-name="P11" text:outline-level="2"><text:soft-page-break/><text:span text:style-name="T11">P</text:span><text:span text:style-name="T10">owers larger</text:span><text:span text:style-name="T13"> </text:span><text:span text:style-name="T10">than three</text:span></text:h>
      <text:p text:style-name="P3"><text:span text:style-name="T13">This geometric approach to the problem can similarly be used for every power larger than 3 as well. Also fourth powers can be seen as pyramids with elements in layers, starting at the top with a single element and the layers consisting of elements which are equal to the difference to the next natural number‘s fourth power. The start of the sequence of these numbers is:</text:span><draw:frame draw:style-name="fr1" draw:name="Objekt13" text:anchor-type="as-char" svg:width="3.08cm" svg:height="0.467cm" draw:z-index="8"><draw:object xlink:href="./Object 13" xlink:type="simple" xlink:show="embed" xlink:actuate="onLoad"/><draw:image xlink:href="./ObjectReplacements/Object 13" xlink:type="simple" xlink:show="embed" xlink:actuate="onLoad"/></draw:frame><text:span text:style-name="T13">which is known as the sequence of </text:span><text:span text:style-name="T3">rhombic dodecahedral numbers</text:span><text:span text:style-name="T13">.</text:span></text:p>
      <text:p text:style-name="P7"><text:span text:style-name="T13">You can add this type of pyramids in the same way, by imposing the bigger pyramid above the smaller one. The results are comparable to the ones observed when adding hexagonal pyramids</text:span>.</text:p>
      <text:p text:style-name="P7"/>
      <text:p text:style-name="P8">Bonn i<text:span text:style-name="T14">n</text:span> November 2019,<text:tab/>Jürgen Buchmüller &lt;pullmoll@t-online.de&g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4T15:54:29.436521519</meta:creation-date>
    <dc:date>2019-11-24T19:14:44.057049302</dc:date>
    <meta:editing-duration>PT52M</meta:editing-duration>
    <meta:editing-cycles>7</meta:editing-cycles>
    <meta:generator>LibreOffice/6.3.3.2.0$Linux_X86_64 LibreOffice_project/30$Build-2</meta:generator>
    <meta:document-statistic meta:table-count="0" meta:image-count="0" meta:object-count="12" meta:page-count="2" meta:paragraph-count="18" meta:word-count="533" meta:character-count="3140" meta:non-whitespace-character-count="2622"/>
  </office:meta>
</office:document-meta>
</file>

<file path=Object 10/content.xml><?xml version="1.0" encoding="utf-8"?>
<math xmlns="http://www.w3.org/1998/Math/MathML" display="block">
  <semantics>
    <mrow>
      <mn>7</mn>
      <mo stretchy="false">=</mo>
      <mrow>
        <mn>1</mn>
        <mo stretchy="false">+</mo>
        <mrow>
          <mn>1</mn>
          <mo stretchy="false">×</mo>
          <mn>6</mn>
        </mrow>
      </mrow>
    </mrow>
    <annotation encoding="StarMath 5.0">7 = 1 + 1 times 6</annotation>
  </semantics>
</math>
</file>

<file path=Object 11/content.xml><?xml version="1.0" encoding="utf-8"?>
<math xmlns="http://www.w3.org/1998/Math/MathML" display="block">
  <semantics>
    <mrow>
      <mn>19</mn>
      <mo stretchy="false">=</mo>
      <mrow>
        <mn>1</mn>
        <mo stretchy="false">+</mo>
        <mrow>
          <mn>3</mn>
          <mo stretchy="false">×</mo>
          <mn>6</mn>
        </mrow>
      </mrow>
    </mrow>
    <annotation encoding="StarMath 5.0">19=1 + 3 times 6</annotation>
  </semantics>
</math>
</file>

<file path=Object 12/content.xml><?xml version="1.0" encoding="utf-8"?>
<math xmlns="http://www.w3.org/1998/Math/MathML" display="block">
  <semantics>
    <mrow>
      <mn>37</mn>
      <mo stretchy="false">=</mo>
      <mrow>
        <mn>1</mn>
        <mo stretchy="false">+</mo>
        <mrow>
          <mn>6</mn>
          <mo stretchy="false">×</mo>
          <mn>6</mn>
        </mrow>
      </mrow>
    </mrow>
    <annotation encoding="StarMath 5.0">37 = 1 + 6 times 6</annotation>
  </semantics>
</math>
</file>

<file path=Object 13/content.xml><?xml version="1.0" encoding="utf-8"?>
<math xmlns="http://www.w3.org/1998/Math/MathML" display="block">
  <semantics>
    <mrow>
      <mn>1</mn>
      <mi>,</mi>
      <mn>15</mn>
      <mi>,</mi>
      <mn>65</mn>
      <mi>,</mi>
      <mn>175</mn>
      <mi>,</mi>
      <mi>…</mi>
    </mrow>
    <annotation encoding="StarMath 5.0">1, 15, 65, 175, …</annotation>
  </semantics>
</math>
</file>

<file path=Object 14/content.xml><?xml version="1.0" encoding="utf-8"?>
<math xmlns="http://www.w3.org/1998/Math/MathML" display="block">
  <semantics>
    <mrow>
      <mn>1</mn>
      <mo stretchy="false">=</mo>
      <mrow>
        <mn>1</mn>
        <mo stretchy="false">+</mo>
        <mrow>
          <mn>0</mn>
          <mo stretchy="false">×</mo>
          <mn>6</mn>
        </mrow>
      </mrow>
    </mrow>
    <annotation encoding="StarMath 5.0">1 = 1 + 0 times 6</annotation>
  </semantics>
</math>
</file>

<file path=Object 15/content.xml><?xml version="1.0" encoding="utf-8"?>
<math xmlns="http://www.w3.org/1998/Math/MathML" display="block">
  <semantics>
    <mrow>
      <mn>1</mn>
      <mi>,</mi>
      <mn>7</mn>
      <mi>,</mi>
      <mn>19</mn>
      <mi>,</mi>
      <mn>37</mn>
      <mi>,</mi>
      <mi>…</mi>
    </mrow>
    <annotation encoding="StarMath 5.0">1, 7, 19, 37, …</annotation>
  </semantics>
</math>
</file>

<file path=Object 4/content.xml><?xml version="1.0" encoding="utf-8"?>
<math xmlns="http://www.w3.org/1998/Math/MathML" display="block">
  <semantics>
    <mrow>
      <msup>
        <mn>2</mn>
        <mn>3</mn>
      </msup>
      <mo stretchy="false">=</mo>
      <mn>8</mn>
    </mrow>
    <annotation encoding="StarMath 5.0">2^{3} = 8</annotation>
  </semantics>
</math>
</file>

<file path=Object 5/content.xml><?xml version="1.0" encoding="utf-8"?>
<math xmlns="http://www.w3.org/1998/Math/MathML" display="block">
  <semantics>
    <mrow>
      <msup>
        <mn>3</mn>
        <mn>3</mn>
      </msup>
      <mo stretchy="false">=</mo>
      <mn>27</mn>
    </mrow>
    <annotation encoding="StarMath 5.0">3^{3} = 27</annotation>
  </semantics>
</math>
</file>

<file path=Object 6/content.xml><?xml version="1.0" encoding="utf-8"?>
<math xmlns="http://www.w3.org/1998/Math/MathML" display="block">
  <semantics>
    <mrow>
      <mn>1</mn>
      <mo stretchy="false">+</mo>
      <mn>7</mn>
    </mrow>
    <annotation encoding="StarMath 5.0">1 + 7</annotation>
  </semantics>
</math>
</file>

<file path=Object 7/content.xml><?xml version="1.0" encoding="utf-8"?>
<math xmlns="http://www.w3.org/1998/Math/MathML" display="block">
  <semantics>
    <mrow>
      <mn>1</mn>
      <mo stretchy="false">+</mo>
      <mn>7</mn>
      <mo stretchy="false">+</mo>
      <mn>19</mn>
    </mrow>
    <annotation encoding="StarMath 5.0">1 + 7 + 19</annotation>
  </semantics>
</math>
</file>

<file path=Object 8/content.xml><?xml version="1.0" encoding="utf-8"?>
<math xmlns="http://www.w3.org/1998/Math/MathML" display="block">
  <semantics>
    <mrow>
      <msup>
        <mn>4</mn>
        <mn>3</mn>
      </msup>
      <mo stretchy="false">=</mo>
      <mn>64</mn>
    </mrow>
    <annotation encoding="StarMath 5.0">4^{3} = 64</annotation>
  </semantics>
</math>
</file>

<file path=Object 9/content.xml><?xml version="1.0" encoding="utf-8"?>
<math xmlns="http://www.w3.org/1998/Math/MathML" display="block">
  <semantics>
    <mrow>
      <mn>1</mn>
      <mo stretchy="false">+</mo>
      <mn>7</mn>
      <mo stretchy="false">+</mo>
      <mn>19</mn>
      <mo stretchy="false">+</mo>
      <mn>37</mn>
    </mrow>
    <annotation encoding="StarMath 5.0">1 + 7 + 19 + 37</annotation>
  </semantics>
</math>
</file>